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7.35541666666667cm" style:use-optimal-column-width="true"/>
    </style:style>
    <style:style style:name="co3" style:family="table-column">
      <style:table-column-properties fo:break-before="auto" style:column-width="3.38666666666667cm" style:use-optimal-column-width="true"/>
    </style:style>
    <style:style style:name="co4" style:family="table-column">
      <style:table-column-properties fo:break-before="auto" style:column-width="2.98979166666667cm" style:use-optimal-column-width="true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NIS</text:p>
          </table:table-cell>
          <table:table-cell office:value-type="string" table:style-name="ce1">
            <text:p>NAMA DEPAN</text:p>
          </table:table-cell>
          <table:table-cell office:value-type="string" table:style-name="ce1">
            <text:p>NAMA BELAKANG</text:p>
          </table:table-cell>
          <table:table-cell office:value-type="string" table:style-name="ce1">
            <text:p>JENIS KELAMI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212210001</text:p>
          </table:table-cell>
          <table:table-cell office:value-type="string" table:style-name="ce3">
            <text:p>AGNI RAFI FAHRIZA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12210030</text:p>
          </table:table-cell>
          <table:table-cell office:value-type="string" table:style-name="ce3">
            <text:p>AIDAH <text:s/>HANI PUTRI PULUNGA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1164</text:p>
          </table:table-cell>
          <table:table-cell office:value-type="string" table:style-name="ce3">
            <text:p>ANUGRAH ARYO WIBOW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12210002</text:p>
          </table:table-cell>
          <table:table-cell office:value-type="string" table:style-name="ce3">
            <text:p>ARYA KUSUMA DEW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12210033</text:p>
          </table:table-cell>
          <table:table-cell office:value-type="string" table:style-name="ce3">
            <text:p>ATHAR NOVRA PRAMADY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12210035</text:p>
          </table:table-cell>
          <table:table-cell office:value-type="string" table:style-name="ce3">
            <text:p>AYESHA ZIAURRAKHMA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12210004</text:p>
          </table:table-cell>
          <table:table-cell office:value-type="string" table:style-name="ce3">
            <text:p>CHIKA DWI DIANDR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12210062</text:p>
          </table:table-cell>
          <table:table-cell office:value-type="string" table:style-name="ce3">
            <text:p>DENNISH HARDYAN RADITY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12210065</text:p>
          </table:table-cell>
          <table:table-cell office:value-type="string" table:style-name="ce3">
            <text:p>DIAH MAHARDIK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12210126</text:p>
          </table:table-cell>
          <table:table-cell office:value-type="string" table:style-name="ce3">
            <text:p>ELSA ANGGRAEN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12210039</text:p>
          </table:table-cell>
          <table:table-cell office:value-type="string" table:style-name="ce3">
            <text:p>FAKHRI FAHRURROZI API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12210068</text:p>
          </table:table-cell>
          <table:table-cell office:value-type="string" table:style-name="ce3">
            <text:p>FERNANDA FARREL SAPUTR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12210070</text:p>
          </table:table-cell>
          <table:table-cell office:value-type="string" table:style-name="ce3">
            <text:p>JASMINE INDONESIANA WUJUDYAH ALJABA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12210009</text:p>
          </table:table-cell>
          <table:table-cell office:value-type="string" table:style-name="ce3">
            <text:p>JIBRIL MAHAMER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12210010</text:p>
          </table:table-cell>
          <table:table-cell office:value-type="string" table:style-name="ce3">
            <text:p>MOHAMMAD DAFA ARYA PRATAM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12210011</text:p>
          </table:table-cell>
          <table:table-cell office:value-type="string" table:style-name="ce3">
            <text:p>MILA AZIZAH SAI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210045</text:p>
          </table:table-cell>
          <table:table-cell office:value-type="string" table:style-name="ce3">
            <text:p>MUHAMMAD FIKRI PUTRA RIYANT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210046</text:p>
          </table:table-cell>
          <table:table-cell office:value-type="string" table:style-name="ce3">
            <text:p>MUHAMMAD ROSYAD BAIHAQ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210014</text:p>
          </table:table-cell>
          <table:table-cell office:value-type="string" table:style-name="ce3">
            <text:p>MUHAMMAD SHEVA WARDHAN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210018</text:p>
          </table:table-cell>
          <table:table-cell office:value-type="string" table:style-name="ce3">
            <text:p>RAISHA SASIKIRANI HIDAYA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210081</text:p>
          </table:table-cell>
          <table:table-cell office:value-type="string" table:style-name="ce3">
            <text:p>SADIYA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210083</text:p>
          </table:table-cell>
          <table:table-cell office:value-type="string" table:style-name="ce3">
            <text:p>SHAFA PUTRI UTAM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210084</text:p>
          </table:table-cell>
          <table:table-cell office:value-type="string" table:style-name="ce3">
            <text:p>SHEILA AYU DUFI'A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210050</text:p>
          </table:table-cell>
          <table:table-cell office:value-type="string" table:style-name="ce3">
            <text:p>SITI JULAIH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210023</text:p>
          </table:table-cell>
          <table:table-cell office:value-type="string" table:style-name="ce3">
            <text:p>VANIA ANANDA PUTRI SANJAY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210134</text:p>
          </table:table-cell>
          <table:table-cell office:value-type="string" table:style-name="ce3">
            <text:p>VARDA AULIA RAHMADIN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210053</text:p>
          </table:table-cell>
          <table:table-cell office:value-type="string" table:style-name="ce3">
            <text:p>ZAHIRA FAZILATUN NISA CAHYANINGTY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210028</text:p>
          </table:table-cell>
          <table:table-cell office:value-type="string" table:style-name="ce3">
            <text:p>ZUHAYR ZAINI RASHEED</text:p>
          </table:table-cell>
          <table:table-cell table:number-columns-repeated="16382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12_32_2" style:display-name="Normal 12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Normal_32_15_32_2" style:display-name="Normal 15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Normal_32_17_32_2" style:display-name="Normal 17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Normal_32_18" style:display-name="Normal 18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Normal_32_19" style:display-name="Normal 19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Normal_32_2" style:display-name="Normal 2" style:family="table-cell" style:data-style-name="N0">
      <style:table-cell-properties style:vertical-align="automatic"/>
      <style:text-properties style:font-name="Calibri" style:font-name-asian="Calibri" style:font-name-complex="Calibri" style:font-family-generic="swiss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meta:initial-creator>Kelas</meta:initial-creator>
    <dc:creator>Without Name</dc:creator>
    <meta:creation-date>2020-07-09T19:07:06Z</meta:creation-date>
    <dc:date>2024-01-05T07:21:02Z</dc:date>
    <meta:editing-cycles>2</meta:editing-cycles>
    <meta:editing-duration>PT161S</meta:editing-duration>
  </office:meta>
</office:document-meta>
</file>